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87">
      <style:graphic-properties draw:fill="none" draw:stroke="solid" svg:stroke-width="0.00694in" svg:stroke-color="#000000" draw:marker-end="a486" svg:stroke-opacity="100%" draw:stroke-linejoin="miter" svg:stroke-linecap="but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draw:fill="none" draw:stroke="solid" svg:stroke-width="0.00694in" svg:stroke-color="#000000" draw:marker-end="a488" svg:stroke-opacity="100%" draw:stroke-linejoin="miter" svg:stroke-linecap="butt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draw:fill="none" draw:stroke="solid" svg:stroke-width="0.00694in" svg:stroke-color="#000000" draw:marker-end="a490" svg:stroke-opacity="100%" draw:stroke-linejoin="miter" svg:stroke-linecap="butt"/>
    </style:style>
    <style:style style:family="graphic" style:name="a493">
      <style:graphic-properties draw:fill="none" draw:stroke="solid" svg:stroke-width="0.00694in" svg:stroke-color="#000000" draw:marker-end="a492" svg:stroke-opacity="100%" draw:stroke-linejoin="miter" svg:stroke-linecap="butt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3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37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5.82835in" svg:y="5.67781in" svg:width="1.66667in" svg:height="1.09709in" draw:id="id63" draw:style-name="a383" draw:name="Rectangle 18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3333in" svg:y="3.37064in" svg:width="1.66667in" svg:height="1.09709in" draw:id="id64" draw:style-name="a386" draw:name="Rectangle 17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2835in" svg:y="1.06309in" svg:width="1.66667in" svg:height="1.09709in" draw:id="id65" draw:style-name="a389" draw:name="Rectangle 15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draw:style-name="a393" draw:name="TextBox 3" svg:x="4.63768in" svg:y="3.43308in" svg:width="4.05797in" svg:height="0.43757in">
          <draw:text-box>
            <text:p text:style-name="a392" text:class-names="" text:cond-style-name=""><text:span text:style-name="a390" text:class-names="">GateFeild</text:span><text:span text:style-name="a391" text:class-names=""/></text:p>
          </draw:text-box>
          <svg:title/>
          <svg:desc/>
        </draw:frame>
        <draw:frame draw:id="id67" draw:style-name="a405" draw:name="TextBox 4" svg:x="4.63768in" svg:y="4.85673in" svg:width="4.05797in" svg:height="0.37025in">
          <draw:text-box>
            <text:p text:style-name="a404" text:class-names="" text:cond-style-name=""><text:span text:style-name="a394" text:class-names="">Vector</text:span><text:span text:style-name="a395" text:class-names=""><text:s text:c="1"/></text:span><text:span text:style-name="a396" text:class-names="">of</text:span><text:span text:style-name="a397" text:class-names=""><text:s text:c="1"/></text:span><text:span text:style-name="a398" text:class-names="">pointers</text:span><text:span text:style-name="a399" text:class-names=""><text:s text:c="1"/></text:span><text:span text:style-name="a400" text:class-names="">to</text:span><text:span text:style-name="a401" text:class-names=""><text:s text:c="1"/></text:span><text:span text:style-name="a402" text:class-names="">gates</text:span><text:span text:style-name="a403" text:class-names=""/></text:p>
          </draw:text-box>
          <svg:title/>
          <svg:desc/>
        </draw:frame>
        <draw:frame draw:id="id68" draw:style-name="a410" draw:name="TextBox 6" svg:x="1.88406in" svg:y="1.09924in" svg:width="9.56521in" svg:height="0.40391in">
          <draw:text-box>
            <text:p text:style-name="a409" text:class-names="" text:cond-style-name=""><text:span text:style-name="a406" text:class-names="">DLG_</text:span><text:span text:style-name="a407" text:class-names="">Home</text:span><text:span text:style-name="a408" text:class-names=""/></text:p>
          </draw:text-box>
          <svg:title/>
          <svg:desc/>
        </draw:frame>
        <draw:frame draw:id="id69" draw:style-name="a419" draw:name="TextBox 8" svg:x="8.13511in" svg:y="4.75575in" svg:width="4.17391in" svg:height="0.50488in">
          <draw:text-box>
            <text:p text:style-name="a414" text:class-names="" text:cond-style-name=""><text:span text:style-name="a411" text:class-names="">Call functions like<text:s text:c="1"/></text:span><text:span text:style-name="a412" text:class-names="">UpdateGraphics</text:span><text:span text:style-name="a413" text:class-names="">, Delete,<text:s text:c="1"/></text:span></text:p>
            <text:p text:style-name="a418" text:class-names="" text:cond-style-name=""><text:span text:style-name="a415" text:class-names="">Save,<text:s text:c="1"/></text:span><text:span text:style-name="a416" text:class-names="">GetClickedNode</text:span><text:span text:style-name="a417" text:class-names=""/></text:p>
          </draw:text-box>
          <svg:title/>
          <svg:desc/>
        </draw:frame>
        <draw:frame draw:id="id70" draw:style-name="a431" draw:name="TextBox 10" svg:x="4.63768in" svg:y="2.56288in" svg:width="4.05797in" svg:height="0.37025in">
          <draw:text-box>
            <text:p text:style-name="a430" text:class-names="" text:cond-style-name=""><text:span text:style-name="a420" text:class-names="">Vector</text:span><text:span text:style-name="a421" text:class-names=""><text:s text:c="1"/></text:span><text:span text:style-name="a422" text:class-names="">of</text:span><text:span text:style-name="a423" text:class-names=""><text:s text:c="1"/></text:span><text:span text:style-name="a424" text:class-names="">pointers</text:span><text:span text:style-name="a425" text:class-names=""><text:s text:c="1"/></text:span><text:span text:style-name="a426" text:class-names="">to</text:span><text:span text:style-name="a427" text:class-names=""><text:s text:c="1"/></text:span><text:span text:style-name="a428" text:class-names="">GateFeilds</text:span><text:span text:style-name="a429" text:class-names=""/></text:p>
          </draw:text-box>
          <svg:title/>
          <svg:desc/>
        </draw:frame>
        <draw:frame draw:id="id71" draw:style-name="a435" draw:name="TextBox 12" svg:x="4.63768in" svg:y="5.68329in" svg:width="4.05797in" svg:height="0.43757in">
          <draw:text-box>
            <text:p text:style-name="a434" text:class-names="" text:cond-style-name=""><text:span text:style-name="a432" text:class-names="">Gate</text:span><text:span text:style-name="a433" text:class-names=""/></text:p>
          </draw:text-box>
          <svg:title/>
          <svg:desc/>
        </draw:frame>
        <draw:connector draw:type="line" svg:x1="6.66667in" svg:y1="4.46774in" draw:start-shape="id64" draw:start-glue-point="2" svg:x2="6.66667in" svg:y2="5.68329in" draw:end-shape="id71" draw:end-glue-point="0" draw:id="id72" draw:style-name="a436" draw:name="Straight Connector 20">
          <svg:title/>
          <svg:desc/>
        </draw:connector>
        <draw:connector draw:type="line" svg:x1="6.66169in" svg:y1="2.15509in" svg:x2="6.66169in" svg:y2="3.37064in" draw:id="id73" draw:style-name="a437" draw:name="Straight Connector 21">
          <svg:title/>
          <svg:desc/>
        </draw:connector>
        <draw:frame draw:id="id74" draw:style-name="a441" draw:name="TextBox 22" svg:x="6.63044in" svg:y="3.02573in" svg:width="0.36232in" svg:height="0.40391in">
          <draw:text-box>
            <text:p text:style-name="a440" text:class-names="" text:cond-style-name=""><text:span text:style-name="a438" text:class-names="">*</text:span><text:span text:style-name="a439" text:class-names=""/></text:p>
          </draw:text-box>
          <svg:title/>
          <svg:desc/>
        </draw:frame>
        <draw:frame draw:id="id75" draw:style-name="a445" draw:name="TextBox 23" svg:x="6.63044in" svg:y="2.16044in" svg:width="0.36232in" svg:height="0.30293in">
          <draw:text-box>
            <text:p text:style-name="a444" text:class-names="" text:cond-style-name=""><text:span text:style-name="a442" text:class-names="">1</text:span><text:span text:style-name="a443" text:class-names=""/></text:p>
          </draw:text-box>
          <svg:title/>
          <svg:desc/>
        </draw:frame>
        <draw:frame draw:id="id76" draw:style-name="a449" draw:name="TextBox 24" svg:x="6.66169in" svg:y="5.35957in" svg:width="0.36232in" svg:height="0.40391in">
          <draw:text-box>
            <text:p text:style-name="a448" text:class-names="" text:cond-style-name=""><text:span text:style-name="a446" text:class-names="">*</text:span><text:span text:style-name="a447" text:class-names=""/></text:p>
          </draw:text-box>
          <svg:title/>
          <svg:desc/>
        </draw:frame>
        <draw:frame draw:id="id77" draw:style-name="a453" draw:name="TextBox 25" svg:x="6.6678in" svg:y="4.47321in" svg:width="0.36232in" svg:height="0.30293in">
          <draw:text-box>
            <text:p text:style-name="a452" text:class-names="" text:cond-style-name=""><text:span text:style-name="a450" text:class-names="">1</text:span><text:span text:style-name="a451" text:class-names=""/></text:p>
          </draw:text-box>
          <svg:title/>
          <svg:desc/>
        </draw:frame>
        <draw:frame draw:id="id78" draw:style-name="a460" draw:name="TextBox 26" svg:x="8.13511in" svg:y="2.50554in" svg:width="4.17391in" svg:height="0.30293in">
          <draw:text-box>
            <text:p text:style-name="a459" text:class-names="" text:cond-style-name=""><text:span text:style-name="a454" text:class-names="">Call functions like<text:s text:c="1"/></text:span><text:span text:style-name="a455" text:class-names="">SetZoomLevel</text:span><text:span text:style-name="a456" text:class-names="">, Redo, Undo,<text:s text:c="1"/></text:span><text:span text:style-name="a457" text:class-names="">AddGate</text:span><text:span text:style-name="a458" text:class-names=""/></text:p>
          </draw:text-box>
          <svg:title/>
          <svg:desc/>
        </draw:frame>
        <draw:custom-shape svg:x="2.18954in" svg:y="1.05366in" svg:width="1.66667in" svg:height="1.09709in" draw:id="id79" draw:style-name="a464" draw:name="Rectangle 27">
          <svg:title/>
          <svg:desc/>
          <text:p text:style-name="a463" text:class-names="" text:cond-style-name=""><text:span text:style-name="a461" text:class-names="">D</text:span><text:span text:style-name="a4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469" draw:name="TextBox 28" svg:x="-1.75973in" svg:y="1.08742in" svg:width="9.56521in" svg:height="0.40391in">
          <draw:text-box>
            <text:p text:style-name="a468" text:class-names="" text:cond-style-name=""><text:span text:style-name="a465" text:class-names="">DLG_</text:span><text:span text:style-name="a466" text:class-names="">GateInfo</text:span><text:span text:style-name="a467" text:class-names=""/></text:p>
          </draw:text-box>
          <svg:title/>
          <svg:desc/>
        </draw:frame>
        <draw:frame draw:id="id81" draw:style-name="a480" draw:name="TextBox 29" svg:x="1.02431in" svg:y="2.49178in" svg:width="4.17391in" svg:height="0.50488in">
          <draw:text-box>
            <text:p text:style-name="a479" text:class-names="" text:cond-style-name=""><text:span text:style-name="a470" text:class-names="">Call functions like<text:s text:c="1"/></text:span><text:span text:style-name="a471" text:class-names="">ResetToPreviousClickMode</text:span><text:span text:style-name="a472" text:class-names="">,<text:s text:c="1"/></text:span><text:span text:style-name="a473" text:class-names="">SetCurrentClickMode</text:span><text:span text:style-name="a474" text:class-names="">,<text:s text:c="1"/></text:span><text:span text:style-name="a475" text:class-names="">SendUserMessage</text:span><text:span text:style-name="a476" text:class-names="">,<text:s text:c="1"/></text:span><text:span text:style-name="a477" text:class-names="">EditTextLabel</text:span><text:span text:style-name="a478" text:class-names=""/></text:p>
          </draw:text-box>
          <svg:title/>
          <svg:desc/>
        </draw:frame>
        <draw:frame draw:id="id82" draw:style-name="a485" draw:name="TextBox 30" svg:x="0.93592in" svg:y="4.85865in" svg:width="4.17391in" svg:height="0.30293in">
          <draw:text-box>
            <text:p text:style-name="a484" text:class-names="" text:cond-style-name=""><text:span text:style-name="a481" text:class-names="">Call functions like<text:s text:c="1"/></text:span><text:span text:style-name="a482" text:class-names="">EditTextLabel</text:span><text:span text:style-name="a483" text:class-names=""/></text:p>
          </draw:text-box>
          <svg:title/>
          <svg:desc/>
        </draw:frame>
        <draw:connector draw:type="curve" svg:x1="5.83333in" svg:y1="3.91919in" draw:start-shape="id63" draw:start-glue-point="3" svg:x2="5.82835in" svg:y2="6.22636in" draw:end-shape="id64" draw:end-glue-point="3" draw:id="id83" draw:style-name="a487" draw:transform="translate(-5.83084in -5.07278in) rotate(-3.14159) translate(5.83084in 5.07278in)" draw:name="Connector: Curved 34">
          <svg:title/>
          <svg:desc/>
        </draw:connector>
        <draw:connector draw:type="curve" svg:x1="7.5in" svg:y1="3.91919in" draw:start-shape="id64" draw:start-glue-point="1" svg:x2="7.49502in" svg:y2="6.22636in" draw:end-shape="id63" draw:end-glue-point="1" draw:id="id84" draw:style-name="a489" draw:name="Connector: Curved 45">
          <svg:title/>
          <svg:desc/>
        </draw:connector>
        <draw:connector draw:type="curve" svg:x1="7.49502in" svg:y1="1.61163in" draw:start-shape="id65" draw:start-glue-point="1" svg:x2="7.5in" svg:y2="3.91919in" draw:end-shape="id64" draw:end-glue-point="1" draw:id="id85" draw:style-name="a491" draw:name="Connector: Curved 54">
          <svg:title/>
          <svg:desc/>
        </draw:connector>
        <draw:connector draw:type="curve" svg:x1="5.82835in" svg:y1="1.61163in" draw:start-shape="id64" draw:start-glue-point="3" svg:x2="5.83333in" svg:y2="3.91919in" draw:end-shape="id65" draw:end-glue-point="3" draw:id="id86" draw:style-name="a493" draw:transform="translate(-5.83084in -2.76541in) rotate(-3.14159) translate(5.83084in 2.76541in)" draw:name="Connector: Curved 56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90" svg:viewBox="0 0 20 30" svg:d="m10 0-10 30h20z"/>
    <draw:marker draw:name="a486" svg:viewBox="0 0 20 30" svg:d="m10 0-10 30h20z"/>
    <draw:marker draw:name="a492" svg:viewBox="0 0 20 30" svg:d="m10 0-10 30h20z"/>
    <draw:marker draw:name="a48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elliot</meta:initial-creator>
    <dc:creator>elliot</dc:creator>
    <meta:creation-date>2020-04-30T23:33:40Z</meta:creation-date>
    <dc:date>2020-04-30T23:59:19Z</dc:date>
    <meta:editing-cycles>1</meta:editing-cycles>
    <meta:editing-duration>PT1538S</meta:editing-duration>
    <meta:document-statistic meta:paragraph-count="16" meta:word-count="57"/>
  </office:meta>
</office:document-meta>
</file>